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A6AFD2A3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style:font-name="Ubuntu" fo:font-size="10.5pt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6AFD2A32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0.3 DRAFT – <text:span text:style-name="T1">04</text:span>/20<text:span text:style-name="T1">20</text:span>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0" meta:character-count="135"/>
    <meta:user-defined meta:name="WebPublish_HTML_Profile">EEZ (HTML)</meta:user-defined>
  </office:meta>
</office:document-meta>
</file>